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F00000298BFE5087C0E4E4BC2.png" manifest:media-type="image/png"/>
  <manifest:file-entry manifest:full-path="Pictures/100000010000032B0000064CFA9292A8AA928F16.png" manifest:media-type="image/png"/>
  <manifest:file-entry manifest:full-path="Pictures/100000010000043900000303AD3D3894046F2B3B.png" manifest:media-type="image/png"/>
  <manifest:file-entry manifest:full-path="Pictures/1000000100000334000002DB5014A3DAB81EAFDF.png" manifest:media-type="image/png"/>
  <manifest:file-entry manifest:full-path="Pictures/10000001000003C2000002C86DDB59F5305BD0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1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cm"/>
      <style:paragraph-properties style:writing-mode="lr-tb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13.5cm" svg:height="1.629cm" svg:x="0cm" svg:y="0cm" presentation:class="title" presentation:user-transformed="true">
          <draw:text-box>
            <text:p text:style-name="P1"><text:span text:style-name="T1">Architecture – Emphasis on Technology Stack</text:span></text:p>
          </draw:text-box>
        </draw:frame>
        <draw:frame draw:style-name="gr1" draw:text-style-name="P2" draw:layer="layout" svg:width="17.954cm" svg:height="12.481cm" svg:x="5.546cm" svg:y="2cm">
          <draw:image xlink:href="Pictures/10000001000003C2000002C86DDB59F5305BD0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text-style-name="P1" draw:layer="layout" svg:width="4.699cm" svg:height="2cm" svg:x="0cm" svg:y="0cm" presentation:class="title" presentation:user-transformed="true">
          <draw:text-box>
            <text:p text:style-name="P1"><text:span text:style-name="T1">Flowchart 1</text:span></text:p>
          </draw:text-box>
        </draw:frame>
        <draw:frame draw:style-name="gr1" draw:text-style-name="P2" draw:layer="layout" svg:width="16.666cm" svg:height="14.75cm" svg:x="6.334cm" svg:y="0.5cm">
          <draw:image xlink:href="Pictures/1000000100000334000002DB5014A3DAB81EAF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1" draw:layer="layout" svg:width="4.699cm" svg:height="2cm" svg:x="0.001cm" svg:y="0cm" presentation:class="title" presentation:user-transformed="true">
          <draw:text-box>
            <text:p text:style-name="P1"><text:span text:style-name="T1">Flowchart 2</text:span></text:p>
          </draw:text-box>
        </draw:frame>
        <draw:frame draw:style-name="gr1" draw:text-style-name="P2" draw:layer="layout" svg:width="21.581cm" svg:height="14.749cm" svg:x="4.7cm" svg:y="0.5cm">
          <draw:image xlink:href="Pictures/100000010000043900000303AD3D3894046F2B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text-style-name="P1" draw:layer="layout" svg:width="4.699cm" svg:height="2cm" svg:x="0.002cm" svg:y="0cm" presentation:class="title" presentation:user-transformed="true">
          <draw:text-box>
            <text:p text:style-name="P1"><text:span text:style-name="T1">Flowchart 3</text:span></text:p>
          </draw:text-box>
        </draw:frame>
        <draw:frame draw:style-name="gr1" draw:text-style-name="P2" draw:layer="layout" svg:width="7.922cm" svg:height="15.749cm" svg:x="10.078cm" svg:y="0cm">
          <draw:image xlink:href="Pictures/100000010000032B0000064CFA9292A8AA928F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1" draw:text-style-name="P2" draw:layer="layout" svg:width="21cm" svg:height="12.5cm" svg:x="3cm" svg:y="2cm">
          <draw:image xlink:href="Pictures/100000010000044F00000298BFE5087C0E4E4BC2.png" xlink:type="simple" xlink:show="embed" xlink:actuate="onLoad" draw:mime-type="image/png">
            <text:p/>
          </draw:image>
        </draw:frame>
        <draw:frame presentation:style-name="pr3" draw:text-style-name="P1" draw:layer="layout" svg:width="4.699cm" svg:height="2cm" svg:x="0.003cm" svg:y="0cm" presentation:class="title" presentation:user-transformed="true">
          <draw:text-box>
            <text:p text:style-name="P1"><text:span text:style-name="T1">Data Flo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3T09:09:38.492499123</meta:creation-date>
    <dc:date>2025-02-13T09:18:01.869611631</dc:date>
    <meta:editing-duration>PT8M27S</meta:editing-duration>
    <meta:editing-cycles>2</meta:editing-cycles>
    <meta:generator>LibreOffice/7.3.7.2$Linux_X86_64 LibreOffice_project/30$Build-2</meta:generator>
    <meta:document-statistic meta:object-count="41"/>
  </office:meta>
</office:document-meta>
</file>